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23232" style:font-name="monospace" fo:font-size="10.5pt" fo:letter-spacing="normal" fo:font-style="normal" fo:font-weight="normal" officeooo:rsid="0010cf6d" officeooo:paragraph-rsid="0010cf6d"/>
    </style:style>
    <style:style style:name="P2" style:family="paragraph" style:parent-style-name="Standard">
      <style:text-properties officeooo:rsid="00088651" officeooo:paragraph-rsid="00088651"/>
    </style:style>
    <style:style style:name="P3" style:family="paragraph" style:parent-style-name="Standard">
      <style:text-properties officeooo:rsid="00088651" officeooo:paragraph-rsid="0008a699"/>
    </style:style>
    <style:style style:name="P4" style:family="paragraph" style:parent-style-name="Standard">
      <style:text-properties officeooo:rsid="0008a699" officeooo:paragraph-rsid="0008a699"/>
    </style:style>
    <style:style style:name="P5" style:family="paragraph" style:parent-style-name="Standard">
      <style:text-properties officeooo:rsid="0009c167" officeooo:paragraph-rsid="0009c167"/>
    </style:style>
    <style:style style:name="P6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09c167" officeooo:paragraph-rsid="0009c167"/>
    </style:style>
    <style:style style:name="P7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0b106f" officeooo:paragraph-rsid="000b106f"/>
    </style:style>
    <style:style style:name="P8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0c5441" officeooo:paragraph-rsid="000c5441"/>
    </style:style>
    <style:style style:name="P9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0c5441" officeooo:paragraph-rsid="000e2912"/>
    </style:style>
    <style:style style:name="P10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0e2912" officeooo:paragraph-rsid="000e2912"/>
    </style:style>
    <style:style style:name="P11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0fb55e" officeooo:paragraph-rsid="000fb55e"/>
    </style:style>
    <style:style style:name="P12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108100" officeooo:paragraph-rsid="000fb55e"/>
    </style:style>
    <style:style style:name="P13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10cf6d" officeooo:paragraph-rsid="0010cf6d"/>
    </style:style>
    <style:style style:name="P14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11a265" officeooo:paragraph-rsid="0011a265"/>
    </style:style>
    <style:style style:name="P15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12ea56" officeooo:paragraph-rsid="0012ea56"/>
    </style:style>
    <style:style style:name="P16" style:family="paragraph" style:parent-style-name="Standard">
      <style:text-properties officeooo:rsid="0017a236" officeooo:paragraph-rsid="0017a236"/>
    </style:style>
    <style:style style:name="P17" style:family="paragraph" style:parent-style-name="Preformatted_20_Text">
      <style:text-properties fo:font-variant="normal" fo:text-transform="none" fo:color="#323232" style:font-name="monospace" fo:font-size="10.5pt" fo:letter-spacing="normal" fo:font-style="normal" fo:font-weight="normal" officeooo:rsid="0012ea56" officeooo:paragraph-rsid="0012ea56"/>
    </style:style>
    <style:style style:name="P18" style:family="paragraph" style:parent-style-name="Preformatted_20_Text">
      <style:text-properties fo:font-variant="normal" fo:text-transform="none" fo:color="#323232" style:font-name="monospace" fo:font-size="10.5pt" fo:letter-spacing="normal" fo:font-style="normal" fo:font-weight="normal" officeooo:rsid="0012ea56" officeooo:paragraph-rsid="001a9051"/>
    </style:style>
    <style:style style:name="T1" style:family="text">
      <style:text-properties officeooo:rsid="0008a699"/>
    </style:style>
    <style:style style:name="T2" style:family="text">
      <style:text-properties officeooo:rsid="0008d420"/>
    </style:style>
    <style:style style:name="T3" style:family="text">
      <style:text-properties officeooo:rsid="0009c496"/>
    </style:style>
    <style:style style:name="T4" style:family="text">
      <style:text-properties officeooo:rsid="000ef11e"/>
    </style:style>
    <style:style style:name="T5" style:family="text">
      <style:text-properties officeooo:rsid="00108100"/>
    </style:style>
    <style:style style:name="T6" style:family="text">
      <style:text-properties fo:color="#242729" style:font-name="inherit" fo:font-size="9.75pt" loext:padding="0in" loext:border="none"/>
    </style:style>
    <style:style style:name="T7" style:family="text">
      <style:text-properties fo:color="#242729" style:font-name="Consolas" fo:font-size="9.75pt" loext:padding="0in" loext:border="none"/>
    </style:style>
    <style:style style:name="T8" style:family="text">
      <style:text-properties fo:color="#242729" style:font-name="Consolas" fo:font-size="9.75pt" officeooo:rsid="001a9051" loext:padding="0in" loext:border="none"/>
    </style:style>
    <style:style style:name="T9" style:family="text">
      <style:text-properties officeooo:rsid="0011a265"/>
    </style:style>
    <style:style style:name="T10" style:family="text">
      <style:text-properties officeooo:rsid="0014025b"/>
    </style:style>
    <style:style style:name="T11" style:family="text">
      <style:text-properties officeooo:rsid="001655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 crea un usuario</text:p>
      <text:p text:style-name="P3">crate user ‘user_pt2’@’<text:span text:style-name="T1">localhost</text:span>’</text:p>
      <text:p text:style-name="P3">rate user ‘user_pt2’@’%’</text:p>
      <text:p text:style-name="P3"/>
      <text:p text:style-name="P4">Se asigna una contraseña</text:p>
      <text:p text:style-name="P4">set PASSWORD for 'user_pt2'@'localhost' = PASSWORD('ProyectoTerminal2');</text:p>
      <text:p text:style-name="P4">set PASSWORD for 'user_pt2'@'%' = PASSWORD('ProyectoTerminal2');</text:p>
      <text:p text:style-name="P4"/>
      <text:p text:style-name="P4">Se le otorgan los provilegios necesarios </text:p>
      <text:p text:style-name="P4">grant all privileges on *.* to 'user_pt2'@'%';show grants for user_pt2@'localhost';</text:p>
      <text:p text:style-name="P4">grant all privileges on *.* to 'user_pt2'@'%';show grants for user_pt2@'%';<text:span text:style-name="T2">from</text:span></text:p>
      <text:p text:style-name="P2"/>
      <text:p text:style-name="P2">se crea una base de datos</text:p>
      <text:p text:style-name="P2">create database pt2</text:p>
      <text:p text:style-name="P2"/>
      <text:p text:style-name="P2">Se indica que se debe de tilizar la talba pt2</text:p>
      <text:p text:style-name="P2">use pt2</text:p>
      <text:p text:style-name="P2"/>
      <text:p text:style-name="P2">se crea una tabla </text:p>
      <text:p text:style-name="P2">create table users_appweb</text:p>
      <text:p text:style-name="P2"/>
      <text:p text:style-name="P2"/>
      <text:p text:style-name="P2"/>
      <text:p text:style-name="P16">(App web: <text:a xlink:type="simple" xlink:href="https://gist.github.com/manjeshpv/84446e6aa5b3689e8b84" text:style-name="Internet_20_link" text:visited-style-name="Visited_20_Internet_20_Link">https://gist.github.com/manjeshpv/84446e6aa5b3689e8b84</text:a>, <text:a xlink:type="simple" xlink:href="https://github.com/manjeshpv/node-express-passport-mysql/blob/master/app/routes.js" text:style-name="Internet_20_link" text:visited-style-name="Visited_20_Internet_20_Link">https://github.com/manjeshpv/node-express-passport-mysql/blob/master/app/routes.js</text:a>, <text:a xlink:type="simple" xlink:href="https://github.com/manjeshpv/node-express-passport-mysql/blob/master/server.js" text:style-name="Internet_20_link" text:visited-style-name="Visited_20_Internet_20_Link">https://github.com/manjeshpv/node-express-passport-mysql/blob/master/server.js</text:a>, )</text:p>
      <text:p text:style-name="P2"/>
      <text:p text:style-name="P2"/>
      <text:p text:style-name="P2"/>
      <text:p text:style-name="P2"/>
      <text:p text:style-name="P2"/>
      <text:p text:style-name="P2"/>
      <text:p text:style-name="P5">Se instala PostgreSQL <text:span text:style-name="T11">(</text:span><text:a xlink:type="simple" xlink:href="https://www.digitalocean.com/community/tutorials/como-instalar-y-utilizar-postgresql-en-ubuntu-18-04-es" text:style-name="Internet_20_link" text:visited-style-name="Visited_20_Internet_20_Link"><text:span text:style-name="T11">https://www.digitalocean.com/community/tutorials/como-instalar-y-utilizar-postgresql-en-ubuntu-18-04-es</text:span></text:a><text:span text:style-name="T11">)</text:span></text:p>
      <text:p text:style-name="P5"/>
      <text:p text:style-name="P5">sudo apt update</text:p>
      <text:p text:style-name="P6">sudo apt install postgresql postgresql-contrib</text:p>
      <text:p text:style-name="P6"/>
      <text:p text:style-name="P6">Se crea un nuevo rol</text:p>
      <text:p text:style-name="P6">sudo -i -u postgres</text:p>
      <text:p text:style-name="P6">create user –interactiv<text:span text:style-name="T3">e</text:span></text:p>
      <text:p text:style-name="P7"/>
      <text:p text:style-name="P7">Se ingresa la información solicitada</text:p>
      <text:p text:style-name="P7">Enter name of rol to add: marmotta_user</text:p>
      <text:p text:style-name="P8">Shall the new role be a superuser? Y</text:p>
      <text:p text:style-name="P8"/>
      <text:p text:style-name="P8">(Trying to connect Marmotta with PostgreSQL)</text:p>
      <text:p text:style-name="P8">database: postgres</text:p>
      <text:p text:style-name="P8">host: jdbc:postgresql://localhost:5432/marmotta?prepareThreshold=3</text:p>
      <text:p text:style-name="P8">user: marmotta_user</text:p>
      <text:p text:style-name="P9"><text:soft-page-break/>password: marmotta_user</text:p>
      <text:p text:style-name="P9"/>
      <text:p text:style-name="P10">Se crea una nueva base de datos con el mismo nombre</text:p>
      <text:p text:style-name="P10">createdb marmotta_user</text:p>
      <text:p text:style-name="P10"/>
      <text:p text:style-name="P10">Puesto que lo anterior solo respecta <text:span text:style-name="T4">a la creación de la bd y del usuario dentro del entorno de postgresql, falta agregarlo al usuario principal para que éste se pueda conectar a postgres</text:span></text:p>
      <text:p text:style-name="P11">*En el usuario principal, se escribe lo siguiente</text:p>
      <text:p text:style-name="P11">sudo adduser marmotta_user</text:p>
      <text:p text:style-name="P11">password: marmotta_user</text:p>
      <text:p text:style-name="P11">Name: ProyectoTerminal2</text:p>
      <text:p text:style-name="P11">* Se ingresa a PostgreSQL</text:p>
      <text:p text:style-name="P11">psql</text:p>
      <text:p text:style-name="P11">* <text:span text:style-name="T5">se le asigna una contraseña al usuario marmotta_user</text:span></text:p>
      <text:p text:style-name="P12">alter user marmotta_user with PASSWORD ‘marmotta_user’;</text:p>
      <text:p text:style-name="P12"/>
      <text:p text:style-name="P13">Se edita el archivo de configuración de PostgreSQL para que acepten las conexiones pertinentes</text:p>
      <text:p text:style-name="P13">* Primero con postgresql.conf</text:p>
      <text:p text:style-name="P1"><text:span text:style-name="Source_20_Text"><text:span text:style-name="T6">listen_addresses =</text:span></text:span><text:span text:style-name="Source_20_Text"><text:span text:style-name="T7"> </text:span></text:span><text:span text:style-name="Source_20_Text"><text:span text:style-name="T6">'*'</text:span></text:span></text:p>
      <text:p text:style-name="P13">* Luego en pg_hba.conf se agrega la siguiente línea</text:p>
      <text:p text:style-name="P13">host all all 0.0.0.0/0 md5</text:p>
      <text:p text:style-name="P13">* <text:span text:style-name="T9">Se reinicia PostgreSQL</text:span></text:p>
      <text:p text:style-name="P14">service postgresql restart</text:p>
      <text:p text:style-name="P14"/>
      <text:p text:style-name="P15">Se agrega al firewall el permiso de tráfico para el puerto de PostgreSQL [5432]:</text:p>
      <text:p text:style-name="P15">sudo ufw allow 5432</text:p>
      <text:p text:style-name="P15">* <text:span text:style-name="T10">se reinicia el Firewall de Ubuntu</text:span></text:p>
      <text:p text:style-name="P17"><text:span text:style-name="Source_20_Text"><text:span text:style-name="T7">sudo ufw reset</text:span></text:span></text:p>
      <text:p text:style-name="P17"><text:span text:style-name="Source_20_Text"><text:span text:style-name="T7"/></text:span></text:p>
      <text:p text:style-name="P18"><text:span text:style-name="Source_20_Text"><text:span text:style-name="T8">Usuario para DB postgres Marmotta</text:span></text:span></text:p>
      <text:p text:style-name="P18"><text:span text:style-name="Source_20_Text"><text:span text:style-name="T8">usr: <text:tab/>marmotta</text:span></text:span></text:p>
      <text:p text:style-name="P18"><text:span text:style-name="Source_20_Text"><text:span text:style-name="T8">pwd: ProyectoTerminal2</text:span></text:span></text:p>
      <text:p text:style-name="Text_20_body"><text:line-break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20:53:23.552833638</meta:creation-date>
    <dc:date>2020-04-21T23:36:47.734407563</dc:date>
    <meta:editing-duration>P7DT15H12M15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56" meta:word-count="305" meta:character-count="2349" meta:non-whitespace-character-count="2095"/>
  </office:meta>
</office:document-meta>
</file>